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 fo:color="#000000"/>
    </style:style>
    <style:style style:name="P2" style:family="paragraph" style:parent-style-name="Standard">
      <style:paragraph-properties fo:text-align="end"/>
      <style:text-properties style:font-name="Times" fo:font-size="12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4" style:family="paragraph" style:parent-style-name="Standard">
      <style:paragraph-properties>
        <style:tab-stops>
          <style:tab-stop style:position="0.5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text-properties style:font-name="Helvetica" fo:font-size="14.0pt" fo:color="#18191a" fo:background-color="#ffffff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)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<text:line-break/></text:span></text:p>
      <text:p text:style-name="P1"/>
      <text:p text:style-name="P1"/>
      <text:p text:style-name="P1"/>
      <text:p text:style-name="P1"/>
      <text:p text:style-name="P1"/>
      <text:p text:style-name="P1"><text:span text:style-name="T1">Построим таблицу по исходным данным:<text:line-break/>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Точка (устье)</text:span></text:p>
          </table:table-cell>
          <table:table-cell table:style-name="TableCell1">
            <text:p text:style-name="P1"><text:span text:style-name="T1">Широта</text:span></text:p>
          </table:table-cell>
          <table:table-cell table:style-name="TableCell1">
            <text:p text:style-name="P1"><text:span text:style-name="T1">Долгота</text:span></text:p>
          </table:table-cell>
          <table:table-cell table:style-name="TableCell1">
            <text:p text:style-name="P1"><text:span text:style-name="T1">Время</text:span></text:p>
          </table:table-cell>
          <table:table-cell table:style-name="TableCell1">
            <text:p text:style-name="P1"><text:span text:style-name="T1">Мах высота солнца</text:span></text:p>
          </table:table-cell>
          <table:table-cell table:style-name="TableCell1">
            <text:p text:style-name="P1"><text:span text:style-name="T1">Высота Солнца</text:span></text:p>
          </table:table-cell>
        </table:table-row>
        <table:table-row>
          <table:table-cell table:style-name="TableCell1">
            <text:p text:style-name="P1"><text:span text:style-name="T1">Амазонка</text:span></text:p>
          </table:table-cell>
          <table:table-cell table:style-name="TableCell1">
            <text:p text:style-name="P1"><text:span text:style-name="T1">0</text:span></text:p>
          </table:table-cell>
          <table:table-cell table:style-name="TableCell1">
            <text:p text:style-name="P1"><text:span text:style-name="T1">50 з д</text:span></text:p>
          </table:table-cell>
          <table:table-cell table:style-name="TableCell1">
            <text:p text:style-name="P1"/>
          </table:table-cell>
          <table:table-cell table:style-name="TableCell1">
            <text:p text:style-name="P1"><text:span text:style-name="T1">90</text:span>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<text:span text:style-name="T1">Москва</text:span></text:p>
          </table:table-cell>
          <table:table-cell table:style-name="TableCell1">
            <text:p text:style-name="P1"><text:span text:style-name="T1">55 с ш</text:span></text:p>
          </table:table-cell>
          <table:table-cell table:style-name="TableCell1">
            <text:p text:style-name="P1"><text:span text:style-name="T1">37 в д</text:span></text:p>
          </table:table-cell>
          <table:table-cell table:style-name="TableCell1">
            <text:p text:style-name="P1"><text:span text:style-name="T1">16:00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1"/>
          </table:table-cell>
        </table:table-row>
      </table:table>
      <text:p text:style-name="P1"/>
      <text:p text:style-name="P1"><text:span text:style-name="T1">Устье Амазонки находится на экваторе, в день равноденствия в полдень высота солнца будет 90 градусов. Разница между Москвой и устьем Амазонки 37 в.д. – 50 з.д = (37 - (-50)) / 15 ≈ 6 часов, то есть в устье Амазонки будет 10:00. В день равноденствия день равен ночи по длительности - 12 часов, а солнце всходит в 6:00 и заходит в 18:00. Скорость восхода солнца = 90 градусов / 6 часов = 15 градусов в час. <text:s/>В 10:00 высота солнца будет равна (10 — 6) * 15 = 60 градусов. </text:span></text:p>
      <text:p text:style-name="P1"><text:span text:style-name="T1">Для любой точки максимальная высота солнца в день равноденствия рассчитывается по формуле «высота солнца = 90 – широта». </text:span></text:p>
      <text:p text:style-name="P1"><text:span text:style-name="T1">Высоту солнца в конкретное время считаем по формуле:</text:span></text:p>
      <text:p text:style-name="P1"><text:span text:style-name="T1">h = Hmax – ( (Hmax / 6) * |12 – Tnow|) ), где</text:span></text:p>
      <text:p text:style-name="P1"><text:span text:style-name="T1">h – высота солнца в конкретном месте в конкретное время, Hmax – высота солнца в полдень, Tnow – время, для которого нужно найти высоту солнца.</text:span></text:p>
      <text:p text:style-name="P1"><text:span text:style-name="T1"><text:line-break/></text:span></text:p>
      <text:p text:style-name="P1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Точка (устье)</text:span></text:p>
          </table:table-cell>
          <table:table-cell table:style-name="TableCell1">
            <text:p text:style-name="P1"><text:span text:style-name="T1">Широта</text:span></text:p>
          </table:table-cell>
          <table:table-cell table:style-name="TableCell1">
            <text:p text:style-name="P1"><text:span text:style-name="T1">Долгота</text:span></text:p>
          </table:table-cell>
          <table:table-cell table:style-name="TableCell1">
            <text:p text:style-name="P1"><text:span text:style-name="T1">Время местное</text:span></text:p>
          </table:table-cell>
          <table:table-cell table:style-name="TableCell1">
            <text:p text:style-name="P1"><text:span text:style-name="T1">Мах высота Солнца</text:span></text:p>
          </table:table-cell>
          <table:table-cell table:style-name="TableCell1">
            <text:p text:style-name="P1"><text:span text:style-name="T1">Высота Солнца, градусы</text:span></text:p>
          </table:table-cell>
        </table:table-row>
        <table:table-row>
          <table:table-cell table:style-name="TableCell1">
            <text:p text:style-name="P1"><text:span text:style-name="T1">р. Амазонка</text:span></text:p>
          </table:table-cell>
          <table:table-cell table:style-name="TableCell1">
            <text:p text:style-name="P1"><text:span text:style-name="T1">0</text:span></text:p>
          </table:table-cell>
          <table:table-cell table:style-name="TableCell1">
            <text:p text:style-name="P1"><text:span text:style-name="T1">50 з д</text:span></text:p>
          </table:table-cell>
          <table:table-cell table:style-name="TableCell1">
            <text:p text:style-name="P1"><text:span text:style-name="T1">10:00</text:span></text:p>
          </table:table-cell>
          <table:table-cell table:style-name="TableCell1">
            <text:p text:style-name="P1"><text:span text:style-name="T1">90</text:span></text:p>
          </table:table-cell>
          <table:table-cell table:style-name="TableCell1">
            <text:p text:style-name="P1"><text:span text:style-name="T1">60</text:span></text:p>
          </table:table-cell>
        </table:table-row>
        <table:table-row>
          <table:table-cell table:style-name="TableCell1">
            <text:p text:style-name="P1"><text:span text:style-name="T1">Москва</text:span></text:p>
          </table:table-cell>
          <table:table-cell table:style-name="TableCell1">
            <text:p text:style-name="P1"><text:span text:style-name="T1">55 с ш</text:span></text:p>
          </table:table-cell>
          <table:table-cell table:style-name="TableCell1">
            <text:p text:style-name="P1"><text:span text:style-name="T1">37 в д</text:span></text:p>
          </table:table-cell>
          <table:table-cell table:style-name="TableCell1">
            <text:p text:style-name="P1"><text:span text:style-name="T1">16:00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р. Конго</text:span></text:p>
          </table:table-cell>
          <table:table-cell table:style-name="TableCell1">
            <text:p text:style-name="P1"><text:span text:style-name="T1">6 ю ш</text:span></text:p>
          </table:table-cell>
          <table:table-cell table:style-name="TableCell1">
            <text:p text:style-name="P1"><text:span text:style-name="T1">12 в д</text:span></text:p>
          </table:table-cell>
          <table:table-cell table:style-name="TableCell1">
            <text:p text:style-name="P1"><text:span text:style-name="T1">14:00</text:span></text:p>
          </table:table-cell>
          <table:table-cell table:style-name="TableCell1">
            <text:p text:style-name="P1"><text:span text:style-name="T1">84</text:span></text:p>
          </table:table-cell>
          <table:table-cell table:style-name="TableCell1">
            <text:p text:style-name="P1"><text:span text:style-name="T1">56</text:span></text:p>
          </table:table-cell>
        </table:table-row>
        <table:table-row>
          <table:table-cell table:style-name="TableCell1">
            <text:p text:style-name="P1"><text:span text:style-name="T1">р. Янцзы</text:span></text:p>
          </table:table-cell>
          <table:table-cell table:style-name="TableCell1">
            <text:p text:style-name="P1"><text:span text:style-name="T1">31 с ш </text:span></text:p>
          </table:table-cell>
          <table:table-cell table:style-name="TableCell1">
            <text:p text:style-name="P1"><text:span text:style-name="T1">121 в д</text:span></text:p>
          </table:table-cell>
          <table:table-cell table:style-name="TableCell1">
            <text:p text:style-name="P1"><text:span text:style-name="T1">03:00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р. Св. Лаврентия</text:span></text:p>
          </table:table-cell>
          <table:table-cell table:style-name="TableCell1">
            <text:p text:style-name="P1"><text:span text:style-name="T1">48 с ш </text:span></text:p>
          </table:table-cell>
          <table:table-cell table:style-name="TableCell1">
            <text:p text:style-name="P1"><text:span text:style-name="T1">69 з д</text:span></text:p>
          </table:table-cell>
          <table:table-cell table:style-name="TableCell1">
            <text:p text:style-name="P1"><text:span text:style-name="T1">09:00</text:span></text:p>
          </table:table-cell>
          <table:table-cell table:style-name="TableCell1">
            <text:p text:style-name="P1"><text:span text:style-name="T1">42</text:span></text:p>
          </table:table-cell>
          <table:table-cell table:style-name="TableCell1">
            <text:p text:style-name="P1"><text:span text:style-name="T1">21</text:span></text:p>
          </table:table-cell>
        </table:table-row>
        <table:table-row>
          <table:table-cell table:style-name="TableCell1">
            <text:p text:style-name="P1"><text:span text:style-name="T1">р. Темза</text:span></text:p>
          </table:table-cell>
          <table:table-cell table:style-name="TableCell1">
            <text:p text:style-name="P1"><text:span text:style-name="T1">51 с ш </text:span></text:p>
          </table:table-cell>
          <table:table-cell table:style-name="TableCell1">
            <text:p text:style-name="P1"><text:span text:style-name="T1">0 в д </text:span></text:p>
          </table:table-cell>
          <table:table-cell table:style-name="TableCell1">
            <text:p text:style-name="P1"><text:span text:style-name="T1">13:00</text:span></text:p>
          </table:table-cell>
          <table:table-cell table:style-name="TableCell1">
            <text:p text:style-name="P1"><text:span text:style-name="T1">39</text:span></text:p>
          </table:table-cell>
          <table:table-cell table:style-name="TableCell1">
            <text:p text:style-name="P1"><text:span text:style-name="T1">32</text:span></text:p>
          </table:table-cell>
        </table:table-row>
        <table:table-row>
          <table:table-cell table:style-name="TableCell1">
            <text:p text:style-name="P1"><text:span text:style-name="T1">р. Муррей</text:span></text:p>
          </table:table-cell>
          <table:table-cell table:style-name="TableCell1">
            <text:p text:style-name="P1"><text:span text:style-name="T1">35 ю ш </text:span></text:p>
          </table:table-cell>
          <table:table-cell table:style-name="TableCell1">
            <text:p text:style-name="P1"><text:span text:style-name="T1">135 в д</text:span></text:p>
          </table:table-cell>
          <table:table-cell table:style-name="TableCell1">
            <text:p text:style-name="P1"><text:span text:style-name="T1">04:00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р. Обь</text:span></text:p>
          </table:table-cell>
          <table:table-cell table:style-name="TableCell1">
            <text:p text:style-name="P1"><text:span text:style-name="T1">66 с ш </text:span></text:p>
          </table:table-cell>
          <table:table-cell table:style-name="TableCell1">
            <text:p text:style-name="P1"><text:span text:style-name="T1">68 в д </text:span></text:p>
          </table:table-cell>
          <table:table-cell table:style-name="TableCell1">
            <text:p text:style-name="P1"><text:span text:style-name="T1">18:00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р. Нигер</text:span></text:p>
          </table:table-cell>
          <table:table-cell table:style-name="TableCell1">
            <text:p text:style-name="P1"><text:span text:style-name="T1">5 с ш </text:span></text:p>
          </table:table-cell>
          <table:table-cell table:style-name="TableCell1">
            <text:p text:style-name="P1"><text:span text:style-name="T1">6 в д</text:span></text:p>
          </table:table-cell>
          <table:table-cell table:style-name="TableCell1">
            <text:p text:style-name="P1"><text:span text:style-name="T1">14:00</text:span></text:p>
          </table:table-cell>
          <table:table-cell table:style-name="TableCell1">
            <text:p text:style-name="P1"><text:span text:style-name="T1">85</text:span></text:p>
          </table:table-cell>
          <table:table-cell table:style-name="TableCell1">
            <text:p text:style-name="P1"><text:span text:style-name="T1">57</text:span></text:p>
          </table:table-cell>
        </table:table-row>
        <table:table-row>
          <table:table-cell table:style-name="TableCell1">
            <text:p text:style-name="P1"><text:span text:style-name="T1">р. Амур</text:span></text:p>
          </table:table-cell>
          <table:table-cell table:style-name="TableCell1">
            <text:p text:style-name="P1"><text:span text:style-name="T1">52 с ш </text:span></text:p>
          </table:table-cell>
          <table:table-cell table:style-name="TableCell1">
            <text:p text:style-name="P1"><text:span text:style-name="T1">141 в д </text:span></text:p>
          </table:table-cell>
          <table:table-cell table:style-name="TableCell1">
            <text:p text:style-name="P1"><text:span text:style-name="T1">04:00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1"><text:span text:style-name="T1">-</text:span></text:p>
          </table:table-cell>
        </table:table-row>
      </table:table>
      <text:p text:style-name="P1"/>
      <text:p text:style-name="P1"/>
      <text:p text:style-name="P1"/>
      <text:p text:style-name="P1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Точка (город)</text:span></text:p>
          </table:table-cell>
          <table:table-cell table:style-name="TableCell1">
            <text:p text:style-name="P1"><text:span text:style-name="T1">Широта</text:span></text:p>
          </table:table-cell>
          <table:table-cell table:style-name="TableCell1">
            <text:p text:style-name="P1"><text:span text:style-name="T1">Долгота</text:span></text:p>
          </table:table-cell>
          <table:table-cell table:style-name="TableCell1">
            <text:p text:style-name="P1"><text:span text:style-name="T1">Время местное</text:span></text:p>
          </table:table-cell>
          <table:table-cell table:style-name="TableCell1">
            <text:p text:style-name="P1"><text:span text:style-name="T1">Мах высота Солнца</text:span></text:p>
          </table:table-cell>
          <table:table-cell table:style-name="TableCell1">
            <text:p text:style-name="P1"><text:span text:style-name="T1">Высота Солнца, градусы</text:span></text:p>
          </table:table-cell>
        </table:table-row>
        <table:table-row>
          <table:table-cell table:style-name="TableCell1">
            <text:p text:style-name="P1"><text:span text:style-name="T1">Москва</text:span></text:p>
          </table:table-cell>
          <table:table-cell table:style-name="TableCell1">
            <text:p text:style-name="P1"><text:span text:style-name="T1">55 с ш</text:span></text:p>
          </table:table-cell>
          <table:table-cell table:style-name="TableCell1">
            <text:p text:style-name="P1"><text:span text:style-name="T1">37 в д</text:span></text:p>
          </table:table-cell>
          <table:table-cell table:style-name="TableCell1">
            <text:p text:style-name="P1"><text:span text:style-name="T1">11:00</text:span></text:p>
          </table:table-cell>
          <table:table-cell table:style-name="TableCell1">
            <text:p text:style-name="P2"><text:span text:style-name="T1">53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Кампала</text:span></text:p>
          </table:table-cell>
          <table:table-cell table:style-name="TableCell1">
            <text:p text:style-name="P1"><text:span text:style-name="T1">0 с ш </text:span></text:p>
          </table:table-cell>
          <table:table-cell table:style-name="TableCell1">
            <text:p text:style-name="P1"><text:span text:style-name="T1">32 в д</text:span></text:p>
          </table:table-cell>
          <table:table-cell table:style-name="TableCell1">
            <text:p text:style-name="P1"><text:span text:style-name="T1">11:00</text:span></text:p>
          </table:table-cell>
          <table:table-cell table:style-name="TableCell1">
            <text:p text:style-name="P2"><text:span text:style-name="T1">90</text:span></text:p>
          </table:table-cell>
          <table:table-cell table:style-name="TableCell1">
            <text:p text:style-name="P2"><text:span text:style-name="T1">75</text:span></text:p>
          </table:table-cell>
        </table:table-row>
        <table:table-row>
          <table:table-cell table:style-name="TableCell1">
            <text:p text:style-name="P1"><text:span text:style-name="T1">Осло</text:span></text:p>
          </table:table-cell>
          <table:table-cell table:style-name="TableCell1">
            <text:p text:style-name="P1"><text:span text:style-name="T1">60 с ш </text:span></text:p>
          </table:table-cell>
          <table:table-cell table:style-name="TableCell1">
            <text:p text:style-name="P1"><text:span text:style-name="T1">10 в д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2"><text:span text:style-name="T1">30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Лима</text:span></text:p>
          </table:table-cell>
          <table:table-cell table:style-name="TableCell1">
            <text:p text:style-name="P1"><text:span text:style-name="T1">12 ю ш </text:span></text:p>
          </table:table-cell>
          <table:table-cell table:style-name="TableCell1">
            <text:p text:style-name="P1"><text:span text:style-name="T1">72 з д</text:span></text:p>
          </table:table-cell>
          <table:table-cell table:style-name="TableCell1">
            <text:p text:style-name="P1"><text:span text:style-name="T1">3:00</text:span></text:p>
          </table:table-cell>
          <table:table-cell table:style-name="TableCell1">
            <text:p text:style-name="P2"><text:span text:style-name="T1">78</text:span></text:p>
          </table:table-cell>
        </table:table-row>
        <table:table-row>
          <table:table-cell table:style-name="TableCell1">
            <text:p text:style-name="P1"><text:span text:style-name="T1">Тбилиси</text:span></text:p>
          </table:table-cell>
          <table:table-cell table:style-name="TableCell1">
            <text:p text:style-name="P1"><text:span text:style-name="T1">42 с ш </text:span></text:p>
          </table:table-cell>
          <table:table-cell table:style-name="TableCell1">
            <text:p text:style-name="P1"><text:span text:style-name="T1">48 в д 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2"><text:span text:style-name="T1">48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Бишкек</text:span></text:p>
          </table:table-cell>
          <table:table-cell table:style-name="TableCell1">
            <text:p text:style-name="P1"><text:span text:style-name="T1">43 c ш</text:span></text:p>
          </table:table-cell>
          <table:table-cell table:style-name="TableCell1">
            <text:p text:style-name="P1"><text:span text:style-name="T1">74 в д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2"><text:span text:style-name="T1">47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Токио</text:span></text:p>
          </table:table-cell>
          <table:table-cell table:style-name="TableCell1">
            <text:p text:style-name="P1"><text:span text:style-name="T1">35 с ш </text:span></text:p>
          </table:table-cell>
          <table:table-cell table:style-name="TableCell1">
            <text:p text:style-name="P1"><text:span text:style-name="T1">139 в д 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2"><text:span text:style-name="T1">55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Канберра</text:span></text:p>
          </table:table-cell>
          <table:table-cell table:style-name="TableCell1">
            <text:p text:style-name="P1"><text:span text:style-name="T1">35 ю ш</text:span></text:p>
          </table:table-cell>
          <table:table-cell table:style-name="TableCell1">
            <text:p text:style-name="P1"><text:span text:style-name="T1">149 в д </text:span></text:p>
          </table:table-cell>
          <table:table-cell table:style-name="TableCell1">
            <text:p text:style-name="P1"><text:span text:style-name="T1">-</text:span></text:p>
          </table:table-cell>
          <table:table-cell table:style-name="TableCell1">
            <text:p text:style-name="P2"><text:span text:style-name="T1">55</text:span></text:p>
          </table:table-cell>
          <table:table-cell table:style-name="TableCell1">
            <text:p text:style-name="P1"><text:span text:style-name="T1">-</text:span></text:p>
          </table:table-cell>
        </table:table-row>
        <table:table-row>
          <table:table-cell table:style-name="TableCell1">
            <text:p text:style-name="P1"><text:span text:style-name="T1">Манила</text:span></text:p>
          </table:table-cell>
          <table:table-cell table:style-name="TableCell1">
            <text:p text:style-name="P1"><text:span text:style-name="T1">14 с ш </text:span></text:p>
          </table:table-cell>
          <table:table-cell table:style-name="TableCell1">
            <text:p text:style-name="P1"><text:span text:style-name="T1">120 в д</text:span></text:p>
          </table:table-cell>
          <table:table-cell table:style-name="TableCell1">
            <text:p text:style-name="P1"><text:span text:style-name="T1">16:00</text:span></text:p>
          </table:table-cell>
          <table:table-cell table:style-name="TableCell1">
            <text:p text:style-name="P2"><text:span text:style-name="T1">76</text:span></text:p>
          </table:table-cell>
        </table:table-row>
        <table:table-row>
          <table:table-cell table:style-name="TableCell1">
            <text:p text:style-name="P1"><text:span text:style-name="T1">Мумбаи</text:span></text:p>
          </table:table-cell>
          <table:table-cell table:style-name="TableCell1">
            <text:p text:style-name="P1"><text:span text:style-name="T1">19 с ш</text:span></text:p>
          </table:table-cell>
          <table:table-cell table:style-name="TableCell1">
            <text:p text:style-name="P1"><text:span text:style-name="T1">72 в д</text:span></text:p>
          </table:table-cell>
          <table:table-cell table:style-name="TableCell1">
            <text:p text:style-name="P1"><text:span text:style-name="T1">13:00</text:span></text:p>
          </table:table-cell>
          <table:table-cell table:style-name="TableCell1">
            <text:p text:style-name="P2"><text:span text:style-name="T1">71</text:span></text:p>
          </table:table-cell>
        </table:table-row>
      </table:table>
      <text:p text:style-name="P1"><text:span text:style-name="T1"><text:tab/></text:span></text:p>
      <text:list text:style-name="L1">
        <text:list-item>
          <text:p text:style-name="P3"><text:span text:style-name="T1">Заполним таблицу с координатами для всех городов из вопроса</text:span></text:p>
        </text:list-item>
      </text:list>
      <text:p text:style-name="P1"/>
      <text:list text:style-name="L1">
        <text:list-item>
          <text:p text:style-name="P3"><text:span text:style-name="T1">Найдем местное время в Кампале (Уганда). Кампала и Москва находятся в одном часовом поясе, поэтому там тоже будет 11 часов</text:span></text:p>
        </text:list-item>
      </text:list>
      <text:p text:style-name="P1"/>
      <text:list text:style-name="L1">
        <text:list-item>
          <text:p text:style-name="P3"><text:span text:style-name="T1">Посчитаем максимально возможную высоту солнца для каждого из городов: макс высота солнца = 90 – широта</text:span></text:p>
        </text:list-item>
        <text:list-item>
          <text:p text:style-name="P3"><text:span text:style-name="T1">Посчитаем высоту солнца в Кампале в 11 часов. h = 90 – (90 / 6 * <text:s/>1) = 75</text:span></text:p>
        </text:list-item>
        <text:list-item>
          <text:p text:style-name="P3"/>
        </text:list-item>
        <text:list-item>
          <text:p text:style-name="P3"><text:span text:style-name="T1">Заметим, что часть городов не подходит, так как 21 марта высота солнца не может в них достигать 75 градусов</text:span></text:p>
        </text:list-item>
        <text:list-item>
          <text:p text:style-name="P3"><text:span text:style-name="T1">Для оставшихся городов найдем высоту солнца в 11 по Москве. Для этого найдем местное время в них. В Лиме 3 часа ночи, высота солнца = 0. Мумбаи находится ближе, чем Манила, и, скорее всего, высота солнца там выше. Проверим. <text:s/>В Маниле высота солнца = 76 - (76 / 6 * (|16 - 12|) = 76 - 12.5 * 4 = 26 градусов. В Мумбаи высота солнца = 71 - (71 / 6 * (13 - 12)) = 59 градусов</text:span></text:p>
        </text:list-item>
        <text:list-item>
          <text:p text:style-name="P3"/>
        </text:list-item>
      </text:list>
      <text:p text:style-name="P4"/>
      <text:p text:style-name="P4"/>
      <text:p text:style-name="P4">Задачи на поиск доли снегового питания</text:p>
      <text:p text:style-name="P4"/>
      <text:p text:style-name="P5"><text:span text:style-name="T2">Коэффициент увлажнения</text:span><text:span text:style-name="T1"> — отношение годового количества осадков к годовой величине испаряемости для данного ландшафта, является показателем соотношения тепла и влаги.</text:span></text:p>
      <text:p text:style-name="P5"><text:span text:style-name="T1">K = O / I, где к - коэффициенту увлажнения, о - среднегодовое кол-во осадков, I - испаряемость</text:span></text:p>
      <text:p text:style-name="P5"><text:span text:style-name="T1"/></text:p>
      <text:p text:style-name="P5"><text:span text:style-name="T1">Найдем среднегодовое кол-во осадков и кол-во неиспарившихся осадков</text:span></text:p>
      <text:p text:style-name="P5"><text:span text:style-name="T1">(Задача 1) </text:span></text:p>
      <text:p text:style-name="P5"><text:span text:style-name="T1">1.4 = О / 500</text:span></text:p>
      <text:p text:style-name="P5"><text:span text:style-name="T1">О = 700мм</text:span></text:p>
      <text:p text:style-name="P5"><text:span text:style-name="T1">Онеиспр = 700 - 290 = 410мм</text:span></text:p>
      <text:p text:style-name="P5"><text:span text:style-name="T1">(Задача 2) 1.6 = О / 1000</text:span></text:p>
      <text:p text:style-name="P5"><text:span text:style-name="T1">О = 1600мм</text:span></text:p>
      <text:p text:style-name="P5"><text:span text:style-name="T1">Онеиспр = 1600 - 485 = 1215мм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Теперь найдем объем осадков в км3 для всего бассейна:</text:span></text:p>
      <text:p text:style-name="P5"><text:span text:style-name="T1">(Задача 1)</text:span></text:p>
      <text:p text:style-name="P5"><text:span text:style-name="T1">V = 410 * 10000 км2 = 0.00041 км * 10000 км2 = 4.1 км3</text:span></text:p>
      <text:p text:style-name="P5"><text:span text:style-name="T1">(Задача 2)</text:span></text:p>
      <text:p text:style-name="P5"><text:span text:style-name="T1">V = 1215 мм * 20000 км2 = 0.001215 км * 20000 км2 = 24.3 км3</text:span></text:p>
      <text:p text:style-name="P5"><text:span text:style-name="T1"/></text:p>
      <text:p text:style-name="P5"><text:span text:style-name="T1">Питание реки складывается из дождевого, снегового и подземного. Вычтем снеговое питание из общего объема:</text:span></text:p>
      <text:p text:style-name="P5"><text:span text:style-name="T1">(Задача 1)</text:span></text:p>
      <text:p text:style-name="P5"><text:span text:style-name="T1">V = 4,1 км3 - 0.3 км3 = 3.8 км3 </text:span></text:p>
      <text:p text:style-name="P5"><text:span text:style-name="T1">(Задача 2)</text:span></text:p>
      <text:p text:style-name="P5"><text:span text:style-name="T1">V = 24,3 км3 - 1.7 км3 = 22.6 км3</text:span></text:p>
      <text:p text:style-name="P5"><text:span text:style-name="T1"/></text:p>
      <text:p text:style-name="P5"><text:span text:style-name="T1">Далее считаем объем и долю снегового питания:</text:span></text:p>
      <text:p text:style-name="P5"><text:span text:style-name="T1"><text:s/>(Задача 1)</text:span></text:p>
      <text:p text:style-name="P5"><text:span text:style-name="T1">Х = V / 1.5 = <text:s/>4.1 км3 / 1.5 = 2.73 км3</text:span></text:p>
      <text:p text:style-name="P5"><text:span text:style-name="T1">Доля = 2.73 / 70 * 100 = 66.37</text:span></text:p>
      <text:p text:style-name="P5"><text:span text:style-name="T1">(Задача 2)</text:span></text:p>
      <text:p text:style-name="P5"><text:span text:style-name="T1">Х = V / 18 = 22.6 км3 / 18 = 1.25 км3</text:span></text:p>
      <text:p text:style-name="P5"><text:span text:style-name="T1">Доля = 17.68 / 320 * 100 = 5.14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Задача “через сколько лет высохнет озеро?”</text:span></text:p>
      <text:p text:style-name="P5"><text:span text:style-name="T1"/></text:p>
      <text:p text:style-name="P5"><text:span text:style-name="T1">Найдем среднегодовое кол-во осадков</text:span></text:p>
      <text:p text:style-name="P5"><text:span text:style-name="T1">(Задача 1)</text:span></text:p>
      <text:p text:style-name="P5"><text:span text:style-name="T1">0.4 = О / 500</text:span></text:p>
      <text:p text:style-name="P5"><text:span text:style-name="T1">О = 200 мм</text:span></text:p>
      <text:p text:style-name="P5"><text:span text:style-name="T1">(Задача 2)</text:span></text:p>
      <text:p text:style-name="P5"><text:span text:style-name="T1">0.4 = О / 600</text:span></text:p>
      <text:p text:style-name="P5"><text:span text:style-name="T1">О = 240 мм</text:span></text:p>
      <text:p text:style-name="P5"><text:span text:style-name="T1"/></text:p>
      <text:p text:style-name="P5"><text:span text:style-name="T1">Найдем на сколько увеличился уровень воды в озере после впадения в него грунтовых вод:</text:span></text:p>
      <text:p text:style-name="P5"><text:span text:style-name="T1">(Задача 1)</text:span></text:p>
      <text:p text:style-name="P5"><text:span text:style-name="T1">d = 0.001 км3 / 5 км2 = 100мм</text:span></text:p>
      <text:p text:style-name="P5"><text:span text:style-name="T1">(Задача 2)</text:span></text:p>
      <text:p text:style-name="P5"><text:span text:style-name="T1">d = 0.001 км3 / 5 км2 = 100мм</text:span></text:p>
      <text:p text:style-name="P5"><text:span text:style-name="T1"/></text:p>
      <text:p text:style-name="P5"><text:span text:style-name="T1">Для озера величина испарения будет равна испаряемости до тех пор пока в озере есть вода. Каждый год озеро будет уменьшаться на разность испаряемости и суммы осадков и грунтовых вод</text:span></text:p>
      <text:p text:style-name="P5"><text:span text:style-name="T1">Посчитаем испарение за год и кол-во лет: </text:span></text:p>
      <text:p text:style-name="P5"><text:span text:style-name="T1">(Задача 1)</text:span></text:p>
      <text:p text:style-name="P5"><text:span text:style-name="T1">Y = 500 - 100мм - 200 = 200мм</text:span></text:p>
      <text:p text:style-name="P5"><text:span text:style-name="T1">Х = 6000 / 200 = 30 лет</text:span></text:p>
      <text:p text:style-name="P5"><text:span text:style-name="T1">(Задача 2)</text:span></text:p>
      <text:p text:style-name="P5"><text:span text:style-name="T1">V = 600 - 100 - 240 = 360мм</text:span></text:p>
      <text:p text:style-name="P5"><text:span text:style-name="T1">Х = 8000 / 360 = 22.22 года</text:span></text:p>
      <text:p text:style-name="P5"><text:span text:style-name="T1"/></text:p>
      <text:p text:style-name="P5"><text:span text:style-name="T1"/></text:p>
      <text:p text:style-name="P5"><text:span text:style-name="T1">Задача “определить годовой объем речного стока в км3”</text:span></text:p>
      <text:p text:style-name="P5"><text:span text:style-name="T1"/></text:p>
      <text:p text:style-name="P5"><text:span text:style-name="T1">Площадь Африки - 30 млн км2</text:span></text:p>
      <text:p text:style-name="P5"><text:span text:style-name="T1">Слой осадков - 740мм</text:span></text:p>
      <text:p text:style-name="P5"><text:span text:style-name="T1">Объем осадков = 30 * 10е6 * 740 * 10е-6 = 30 * 740 = 22200 км3</text:span></text:p>
      <text:p text:style-name="P5"><text:span text:style-name="T1">Объем речного стока = 22200 / 4.1 = 5414 км3</text:span></text:p>
      <text:p text:style-name="P5"><text:span text:style-name="T1"/></text:p>
      <text:p text:style-name="P5"><text:span text:style-name="T1"/></text:p>
      <text:p text:style-name="P5"><text:span text:style-name="T1">Площадь мировой суши 150 км2</text:span></text:p>
      <text:p text:style-name="P5"><text:span text:style-name="T1">Слой осадков - 800мм</text:span></text:p>
      <text:p text:style-name="P5"><text:span text:style-name="T1">Объем осадков = 150 * 10е6 * 800 * 10е-6 = 150 * 800 = 120000 км3</text:span></text:p>
      <text:p text:style-name="P5"><text:span text:style-name="T1">Объем речного стока = 120000 / 2.54 = 47244 км3</text:span></text:p>
      <text:p text:style-name="P5"><text:span text:style-name="T1"/></text:p>
      <text:p text:style-name="P5"><text:span text:style-name="T1"/></text:p>
      <text:p text:style-name="P5"><text:span text:style-name="T1">Задача “найти коэффициент увлажнения территории по параметрам озера”</text:span></text:p>
      <text:p text:style-name="P5"><text:span text:style-name="T1">Глубина озера = 10м</text:span></text:p>
      <text:p text:style-name="P5"><text:span text:style-name="T1">Площадь озера = 6000 км2</text:span></text:p>
      <text:p text:style-name="P5"><text:span text:style-name="T1">Сток озера = 12 млн м3</text:span></text:p>
      <text:p text:style-name="P5"><text:span text:style-name="T1">Впадает в озеро = 400 000 * 30 м3 = 12 млн м3</text:span></text:p>
      <text:p text:style-name="P5"><text:span text:style-name="T1">Испаряемость = 600</text:span></text:p>
      <text:p text:style-name="P5"><text:span text:style-name="T1">Уровень озера стабильный</text:span></text:p>
      <text:p text:style-name="P5"><text:span text:style-name="T1"/></text:p>
      <text:p text:style-name="P5"><text:span text:style-name="T1">Глубина озера = 15м</text:span></text:p>
      <text:p text:style-name="P5"><text:span text:style-name="T1">Площадь озера = 1500 км2</text:span></text:p>
      <text:p text:style-name="P5"><text:span text:style-name="T1">Сток озера = 5 млн м3</text:span></text:p>
      <text:p text:style-name="P5"><text:span text:style-name="T1">Впадает в озеро = 100 000 * 50 м3 = 5 млн</text:span></text:p>
      <text:p text:style-name="P5"><text:span text:style-name="T1">Испаряемость = 600</text:span></text:p>
      <text:p text:style-name="P5"><text:span text:style-name="T1">Уровень озера стабильный</text:span></text:p>
      <text:p text:style-name="P5"><text:span text:style-name="T1"/></text:p>
      <text:p text:style-name="P5"><text:span text:style-name="T1">Баланс стока и прихода в озеро - 0. Если уровень озера стабильный, то <text:s/>испаряемость равна осадкам, следовательно, коэффициент увлажнения = 1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4</meta:generator>
  </office:meta>
</office:document-meta>
</file>